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B Lotus" svg:font-family="B Lotus" style:font-family-generic="system" style:font-pitch="variable" svg:panose-1="0 0 4 0 0 0 0 0 0 0"/>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fo:text-align="end" style:writing-mode="rl-tb"/>
    </style:style>
    <style:style style:name="T2" style:parent-style-name="DefaultParagraphFont" style:family="text">
      <style:text-properties style:font-name-complex="B Lotus" fo:font-size="16pt" style:font-size-asian="16pt" style:font-size-complex="16pt" style:language-complex="fa" style:country-complex="IR"/>
    </style:style>
    <style:style style:name="T3" style:parent-style-name="DefaultParagraphFont" style:family="text">
      <style:text-properties style:font-name-complex="B Lotus" fo:font-size="16pt" style:font-size-asian="16pt" style:font-size-complex="16pt" style:language-complex="fa" style:country-complex="IR"/>
    </style:style>
    <style:style style:name="P4" style:parent-style-name="Standard" style:family="paragraph">
      <style:paragraph-properties fo:text-align="end" style:writing-mode="rl-tb"/>
    </style:style>
    <style:style style:name="T5" style:parent-style-name="DefaultParagraphFont" style:family="text">
      <style:text-properties style:font-name-complex="B Lotus" fo:font-size="16pt" style:font-size-asian="16pt" style:font-size-complex="16pt" style:language-complex="fa" style:country-complex="IR"/>
    </style:style>
    <style:style style:name="P6"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7"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8"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9"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10"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11"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12"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13"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14"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15"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16"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17"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18"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19"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20"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21"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22"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23"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24" style:parent-style-name="Standard" style:family="paragraph">
      <style:paragraph-properties fo:text-align="end" style:writing-mode="rl-tb"/>
      <style:text-properties style:font-name-complex="B Lotus" fo:font-size="16pt" style:font-size-asian="16pt" style:font-size-complex="16pt" style:language-complex="fa" style:country-complex="IR"/>
    </style:style>
    <style:style style:name="P25" style:parent-style-name="ListParagraph" style:family="paragraph">
      <style:paragraph-properties fo:text-align="end" style:writing-mode="rl-tb" fo:margin-left="0in">
        <style:tab-stops/>
      </style:paragraph-properties>
    </style:style>
    <style:style style:name="T26" style:parent-style-name="DefaultParagraphFont" style:family="text">
      <style:text-properties style:font-name-complex="B Lotus" fo:font-size="16pt" style:font-size-asian="16pt" style:font-size-complex="16pt" style:language-complex="fa" style:country-complex="IR"/>
    </style:style>
    <style:style style:name="P27" style:parent-style-name="ListParagraph" style:family="paragraph">
      <style:paragraph-properties fo:text-align="end" style:writing-mode="rl-tb" fo:margin-left="0in">
        <style:tab-stops/>
      </style:paragraph-properties>
    </style:style>
    <style:style style:name="T28" style:parent-style-name="DefaultParagraphFont" style:family="text">
      <style:text-properties style:font-name-complex="B Lotus" fo:font-size="16pt" style:font-size-asian="16pt" style:font-size-complex="16pt" style:language-complex="fa" style:country-complex="IR"/>
    </style:style>
    <style:style style:name="T29" style:parent-style-name="DefaultParagraphFont" style:family="text">
      <style:text-properties style:font-name-complex="B Lotus" fo:font-size="16pt" style:font-size-asian="16pt" style:font-size-complex="16pt" style:language-complex="fa" style:country-complex="IR"/>
    </style:style>
    <style:style style:name="T30" style:parent-style-name="DefaultParagraphFont" style:family="text">
      <style:text-properties style:font-name-complex="B Lotus" fo:font-size="16pt" style:font-size-asian="16pt" style:font-size-complex="16pt" style:language-complex="fa" style:country-complex="IR"/>
    </style:style>
    <style:style style:name="T31" style:parent-style-name="DefaultParagraphFont" style:family="text">
      <style:text-properties style:font-name-complex="B Lotus" fo:font-size="16pt" style:font-size-asian="16pt" style:font-size-complex="16pt" style:language-complex="fa" style:country-complex="IR"/>
    </style:style>
    <style:style style:name="T32" style:parent-style-name="DefaultParagraphFont" style:family="text">
      <style:text-properties style:font-name-complex="B Lotus" fo:font-size="16pt" style:font-size-asian="16pt" style:font-size-complex="16pt" style:language-complex="fa" style:country-complex="IR"/>
    </style:style>
    <style:style style:name="T33" style:parent-style-name="DefaultParagraphFont" style:family="text">
      <style:text-properties style:font-name-complex="B Lotus" fo:font-size="16pt" style:font-size-asian="16pt" style:font-size-complex="16pt" style:language-complex="fa" style:country-complex="IR"/>
    </style:style>
    <style:style style:name="T34" style:parent-style-name="DefaultParagraphFont" style:family="text">
      <style:text-properties style:font-name-complex="B Lotus" fo:font-size="16pt" style:font-size-asian="16pt" style:font-size-complex="16pt" style:language-complex="fa" style:country-complex="IR"/>
    </style:style>
    <style:style style:name="P35" style:parent-style-name="ListParagraph" style:family="paragraph">
      <style:paragraph-properties fo:margin-left="0in">
        <style:tab-stops/>
      </style:paragraph-properties>
    </style:style>
    <style:style style:name="P36" style:parent-style-name="ListParagraph" style:family="paragraph">
      <style:paragraph-properties fo:margin-left="0in" fo:text-indent="0in">
        <style:tab-stops/>
      </style:paragraph-properties>
    </style:style>
    <style:style style:name="P37" style:parent-style-name="ListParagraph" style:family="paragraph">
      <style:paragraph-properties fo:margin-left="0in" fo:text-indent="0in">
        <style:tab-stops/>
      </style:paragraph-properties>
    </style:style>
    <style:style style:name="P38" style:parent-style-name="ListParagraph" style:family="paragraph">
      <style:paragraph-properties fo:margin-left="0in" fo:text-indent="0in">
        <style:tab-stops/>
      </style:paragraph-properties>
    </style:style>
    <style:style style:name="P39" style:parent-style-name="ListParagraph" style:family="paragraph">
      <style:paragraph-properties fo:margin-left="0in" fo:text-indent="0in">
        <style:tab-stops/>
      </style:paragraph-properties>
    </style:style>
    <style:style style:name="P40" style:parent-style-name="ListParagraph" style:family="paragraph">
      <style:paragraph-properties fo:margin-left="0in" fo:text-indent="0in">
        <style:tab-stops/>
      </style:paragraph-properties>
    </style:style>
    <style:style style:name="P41" style:parent-style-name="ListParagraph" style:family="paragraph">
      <style:paragraph-properties fo:margin-left="0in" fo:text-indent="0in">
        <style:tab-stops/>
      </style:paragraph-properties>
    </style:style>
    <style:style style:name="P42" style:parent-style-name="ListParagraph" style:family="paragraph">
      <style:paragraph-properties fo:margin-left="0in" fo:text-indent="0in">
        <style:tab-stops/>
      </style:paragraph-properties>
    </style:style>
    <style:style style:name="P43" style:parent-style-name="ListParagraph" style:family="paragraph">
      <style:paragraph-properties fo:margin-left="0in" fo:text-indent="0in">
        <style:tab-stops/>
      </style:paragraph-properties>
    </style:style>
    <style:style style:name="P44" style:parent-style-name="ListParagraph" style:family="paragraph">
      <style:paragraph-properties fo:margin-left="0in" fo:text-indent="0in">
        <style:tab-stops/>
      </style:paragraph-properties>
    </style:style>
    <style:style style:name="P45" style:parent-style-name="ListParagraph" style:family="paragraph">
      <style:paragraph-properties fo:margin-left="0in" fo:text-indent="0in">
        <style:tab-stops/>
      </style:paragraph-properties>
    </style:style>
    <style:style style:name="P46" style:parent-style-name="ListParagraph" style:family="paragraph">
      <style:paragraph-properties fo:text-align="end" style:writing-mode="rl-tb" fo:margin-left="0in">
        <style:tab-stops/>
      </style:paragraph-properties>
    </style:style>
    <style:style style:name="T47" style:parent-style-name="DefaultParagraphFont" style:family="text">
      <style:text-properties style:font-name-complex="B Lotus" fo:font-size="16pt" style:font-size-asian="16pt" style:font-size-complex="16pt" style:language-complex="fa" style:country-complex="IR"/>
    </style:style>
    <style:style style:name="T48" style:parent-style-name="DefaultParagraphFont" style:family="text">
      <style:text-properties style:font-name-complex="B Lotus" fo:font-size="16pt" style:font-size-asian="16pt" style:font-size-complex="16pt" style:language-complex="fa" style:country-complex="IR"/>
    </style:style>
    <style:style style:name="T49" style:parent-style-name="DefaultParagraphFont" style:family="text">
      <style:text-properties style:font-name-complex="B Lotus" fo:font-size="16pt" style:font-size-asian="16pt" style:font-size-complex="16pt" style:language-complex="fa" style:country-complex="IR"/>
    </style:style>
    <style:style style:name="T50" style:parent-style-name="DefaultParagraphFont" style:family="text">
      <style:text-properties style:font-name-complex="B Lotus" fo:font-size="16pt" style:font-size-asian="16pt" style:font-size-complex="16pt" style:language-complex="fa" style:country-complex="IR"/>
    </style:style>
    <style:style style:name="T51" style:parent-style-name="DefaultParagraphFont" style:family="text">
      <style:text-properties style:font-name-complex="B Lotus" fo:font-size="16pt" style:font-size-asian="16pt" style:font-size-complex="16pt" style:language-complex="fa" style:country-complex="IR"/>
    </style:style>
    <style:style style:name="T52" style:parent-style-name="DefaultParagraphFont" style:family="text">
      <style:text-properties style:font-name-complex="B Lotus" fo:font-size="16pt" style:font-size-asian="16pt" style:font-size-complex="16pt" style:language-complex="fa" style:country-complex="IR"/>
    </style:style>
    <style:style style:name="P53" style:parent-style-name="ListParagraph" style:family="paragraph">
      <style:paragraph-properties fo:margin-left="0in">
        <style:tab-stops/>
      </style:paragraph-properties>
    </style:style>
    <style:style style:name="P54" style:parent-style-name="ListParagraph" style:family="paragraph">
      <style:paragraph-properties fo:margin-left="0in" fo:text-indent="0in">
        <style:tab-stops/>
      </style:paragraph-properties>
    </style:style>
    <style:style style:name="P55" style:parent-style-name="ListParagraph" style:family="paragraph">
      <style:paragraph-properties fo:margin-left="0in" fo:text-indent="0in">
        <style:tab-stops/>
      </style:paragraph-properties>
    </style:style>
    <style:style style:name="P56" style:parent-style-name="ListParagraph" style:family="paragraph">
      <style:paragraph-properties fo:margin-left="0in" fo:text-indent="0in">
        <style:tab-stops/>
      </style:paragraph-properties>
    </style:style>
    <style:style style:name="P57" style:parent-style-name="ListParagraph" style:family="paragraph">
      <style:paragraph-properties fo:margin-left="0in" fo:text-indent="0in">
        <style:tab-stops/>
      </style:paragraph-properties>
    </style:style>
    <style:style style:name="P58" style:parent-style-name="ListParagraph" style:family="paragraph">
      <style:paragraph-properties fo:margin-left="0in" fo:text-indent="0in">
        <style:tab-stops/>
      </style:paragraph-properties>
    </style:style>
    <style:style style:name="P59" style:parent-style-name="ListParagraph" style:family="paragraph">
      <style:paragraph-properties fo:margin-left="0in" fo:text-indent="0in">
        <style:tab-stops/>
      </style:paragraph-properties>
    </style:style>
    <style:style style:name="P60" style:parent-style-name="ListParagraph" style:family="paragraph">
      <style:paragraph-properties fo:margin-left="0in" fo:text-indent="0in">
        <style:tab-stops/>
      </style:paragraph-properties>
    </style:style>
    <style:style style:name="P61" style:parent-style-name="ListParagraph" style:family="paragraph">
      <style:paragraph-properties fo:margin-left="0in" fo:text-indent="0in">
        <style:tab-stops/>
      </style:paragraph-properties>
    </style:style>
    <style:style style:name="P62" style:parent-style-name="ListParagraph" style:family="paragraph">
      <style:paragraph-properties fo:margin-left="0in" fo:text-indent="0in">
        <style:tab-stops/>
      </style:paragraph-properties>
    </style:style>
    <style:style style:name="P63" style:parent-style-name="ListParagraph" style:family="paragraph">
      <style:paragraph-properties fo:margin-left="0in" fo:text-indent="0in">
        <style:tab-stops/>
      </style:paragraph-properties>
    </style:style>
    <style:style style:name="P64" style:parent-style-name="ListParagraph" style:family="paragraph">
      <style:paragraph-properties fo:text-align="end" style:writing-mode="rl-tb" fo:margin-left="0in" fo:text-indent="0in">
        <style:tab-stops/>
      </style:paragraph-properties>
    </style:style>
    <style:style style:name="P65" style:parent-style-name="ListParagraph" style:family="paragraph">
      <style:paragraph-properties fo:text-align="end" style:writing-mode="rl-tb" fo:margin-left="0in">
        <style:tab-stops/>
      </style:paragraph-properties>
    </style:style>
    <style:style style:name="P66" style:parent-style-name="ListParagraph" style:family="paragraph">
      <style:paragraph-properties fo:text-align="end" style:writing-mode="rl-tb" fo:margin-left="0in">
        <style:tab-stops/>
      </style:paragraph-properties>
    </style:style>
    <style:style style:name="T67" style:parent-style-name="DefaultParagraphFont" style:family="text">
      <style:text-properties style:language-complex="fa" style:country-complex="IR"/>
    </style:style>
    <style:style style:name="P68" style:parent-style-name="ListParagraph" style:family="paragraph">
      <style:paragraph-properties fo:text-align="end" style:writing-mode="rl-tb" fo:margin-left="0in">
        <style:tab-stops/>
      </style:paragraph-properties>
    </style:style>
    <style:style style:name="P69" style:parent-style-name="ListParagraph" style:family="paragraph">
      <style:paragraph-properties fo:margin-left="0in">
        <style:tab-stops/>
      </style:paragraph-properties>
    </style:style>
    <style:style style:name="P70" style:parent-style-name="ListParagraph" style:family="paragraph">
      <style:paragraph-properties fo:margin-left="0in">
        <style:tab-stops/>
      </style:paragraph-properties>
    </style:style>
    <style:style style:name="P71" style:parent-style-name="ListParagraph" style:family="paragraph">
      <style:paragraph-properties fo:margin-left="0in">
        <style:tab-stops/>
      </style:paragraph-properties>
    </style:style>
    <style:style style:name="P72" style:parent-style-name="ListParagraph" style:family="paragraph">
      <style:paragraph-properties fo:margin-left="0in">
        <style:tab-stops/>
      </style:paragraph-properties>
    </style:style>
    <style:style style:name="P73" style:parent-style-name="ListParagraph" style:family="paragraph">
      <style:paragraph-properties fo:margin-left="0in">
        <style:tab-stops/>
      </style:paragraph-properties>
    </style:style>
    <style:style style:name="P74" style:parent-style-name="ListParagraph" style:family="paragraph">
      <style:paragraph-properties fo:margin-left="0in">
        <style:tab-stops/>
      </style:paragraph-properties>
    </style:style>
    <style:style style:name="P75" style:parent-style-name="ListParagraph" style:family="paragraph">
      <style:paragraph-properties fo:margin-left="0in">
        <style:tab-stops/>
      </style:paragraph-properties>
    </style:style>
    <style:style style:name="P76" style:parent-style-name="ListParagraph" style:family="paragraph">
      <style:paragraph-properties fo:margin-left="0in">
        <style:tab-stops/>
      </style:paragraph-properties>
    </style:style>
    <style:style style:name="P77" style:parent-style-name="ListParagraph" style:family="paragraph">
      <style:paragraph-properties fo:margin-left="0in">
        <style:tab-stops/>
      </style:paragraph-properties>
    </style:style>
    <style:style style:name="P78" style:parent-style-name="ListParagraph" style:family="paragraph">
      <style:paragraph-properties fo:margin-left="0in">
        <style:tab-stops/>
      </style:paragraph-properties>
    </style:style>
    <style:style style:name="P79" style:parent-style-name="ListParagraph" style:family="paragraph">
      <style:paragraph-properties fo:margin-left="0in">
        <style:tab-stops/>
      </style:paragraph-properties>
    </style:style>
    <style:style style:name="P80" style:parent-style-name="ListParagraph" style:family="paragraph">
      <style:paragraph-properties fo:text-align="end" style:writing-mode="rl-tb" fo:margin-left="0in">
        <style:tab-stops/>
      </style:paragraph-properties>
    </style:style>
    <style:style style:name="P81" style:parent-style-name="ListParagraph" style:family="paragraph">
      <style:paragraph-properties fo:text-align="end" style:writing-mode="rl-tb" fo:margin-left="0in">
        <style:tab-stops/>
      </style:paragraph-properties>
    </style:style>
    <style:style style:name="P82" style:parent-style-name="ListParagraph" style:family="paragraph">
      <style:paragraph-properties fo:margin-left="0in">
        <style:tab-stops/>
      </style:paragraph-properties>
    </style:style>
    <style:style style:name="P83" style:parent-style-name="ListParagraph" style:family="paragraph">
      <style:paragraph-properties fo:margin-left="0in">
        <style:tab-stops/>
      </style:paragraph-properties>
    </style:style>
    <style:style style:name="P84" style:parent-style-name="ListParagraph" style:family="paragraph">
      <style:paragraph-properties fo:margin-left="0in">
        <style:tab-stops/>
      </style:paragraph-properties>
    </style:style>
    <style:style style:name="P85" style:parent-style-name="ListParagraph" style:family="paragraph">
      <style:paragraph-properties fo:margin-left="0in">
        <style:tab-stops/>
      </style:paragraph-properties>
    </style:style>
    <style:style style:name="P86" style:parent-style-name="ListParagraph" style:family="paragraph">
      <style:paragraph-properties fo:margin-left="0in">
        <style:tab-stops/>
      </style:paragraph-properties>
    </style:style>
    <style:style style:name="P87" style:parent-style-name="ListParagraph" style:family="paragraph">
      <style:paragraph-properties fo:margin-left="0in">
        <style:tab-stops/>
      </style:paragraph-properties>
    </style:style>
    <style:style style:name="P88" style:parent-style-name="ListParagraph" style:family="paragraph">
      <style:paragraph-properties fo:margin-left="0in">
        <style:tab-stops/>
      </style:paragraph-properties>
    </style:style>
    <style:style style:name="P89" style:parent-style-name="ListParagraph" style:family="paragraph">
      <style:paragraph-properties fo:margin-left="0in">
        <style:tab-stops/>
      </style:paragraph-properties>
    </style:style>
    <style:style style:name="P90" style:parent-style-name="ListParagraph" style:family="paragraph">
      <style:paragraph-properties fo:margin-left="0in">
        <style:tab-stops/>
      </style:paragraph-properties>
    </style:style>
    <style:style style:name="P91" style:parent-style-name="ListParagraph" style:family="paragraph">
      <style:paragraph-properties fo:margin-left="0in">
        <style:tab-stops/>
      </style:paragraph-properties>
    </style:style>
    <style:style style:name="P92" style:parent-style-name="ListParagraph" style:family="paragraph">
      <style:paragraph-properties fo:margin-left="0in">
        <style:tab-stops/>
      </style:paragraph-properties>
    </style:style>
    <style:style style:name="P93" style:parent-style-name="ListParagraph" style:family="paragraph">
      <style:paragraph-properties fo:margin-left="0in">
        <style:tab-stops/>
      </style:paragraph-properties>
    </style:style>
    <style:style style:name="P94" style:parent-style-name="ListParagraph" style:family="paragraph">
      <style:paragraph-properties fo:text-align="end" style:writing-mode="rl-tb" fo:margin-left="0in">
        <style:tab-stops/>
      </style:paragraph-properties>
    </style:style>
    <style:style style:name="T95" style:parent-style-name="DefaultParagraphFont" style:family="text">
      <style:text-properties style:language-complex="fa" style:country-complex="IR"/>
    </style:style>
    <style:style style:name="P96" style:parent-style-name="ListParagraph" style:family="paragraph">
      <style:paragraph-properties fo:text-align="end" style:writing-mode="rl-tb" fo:margin-left="0in">
        <style:tab-stops/>
      </style:paragraph-properties>
    </style:style>
    <style:style style:name="P97" style:parent-style-name="ListParagraph" style:family="paragraph">
      <style:paragraph-properties fo:margin-left="0in">
        <style:tab-stops/>
      </style:paragraph-properties>
    </style:style>
    <style:style style:name="P98" style:parent-style-name="ListParagraph" style:family="paragraph">
      <style:paragraph-properties fo:margin-left="0in">
        <style:tab-stops/>
      </style:paragraph-properties>
    </style:style>
    <style:style style:name="P99" style:parent-style-name="ListParagraph" style:family="paragraph">
      <style:paragraph-properties fo:margin-left="0in">
        <style:tab-stops/>
      </style:paragraph-properties>
    </style:style>
    <style:style style:name="P100" style:parent-style-name="ListParagraph" style:family="paragraph">
      <style:paragraph-properties fo:margin-left="0in">
        <style:tab-stops/>
      </style:paragraph-properties>
    </style:style>
    <style:style style:name="P101" style:parent-style-name="ListParagraph" style:family="paragraph">
      <style:paragraph-properties fo:margin-left="0in">
        <style:tab-stops/>
      </style:paragraph-properties>
    </style:style>
    <style:style style:name="P102" style:parent-style-name="ListParagraph" style:family="paragraph">
      <style:paragraph-properties fo:margin-left="0in">
        <style:tab-stops/>
      </style:paragraph-properties>
    </style:style>
    <style:style style:name="P103" style:parent-style-name="ListParagraph" style:family="paragraph">
      <style:paragraph-properties fo:margin-left="0in">
        <style:tab-stops/>
      </style:paragraph-properties>
    </style:style>
    <style:style style:name="P104" style:parent-style-name="ListParagraph" style:family="paragraph">
      <style:paragraph-properties fo:margin-left="0in">
        <style:tab-stops/>
      </style:paragraph-properties>
    </style:style>
    <style:style style:name="P105" style:parent-style-name="ListParagraph" style:family="paragraph">
      <style:paragraph-properties fo:margin-left="0in">
        <style:tab-stops/>
      </style:paragraph-properties>
    </style:style>
    <style:style style:name="P106" style:parent-style-name="ListParagraph" style:family="paragraph">
      <style:paragraph-properties fo:margin-left="0in">
        <style:tab-stops/>
      </style:paragraph-properties>
    </style:style>
    <style:style style:name="P107" style:parent-style-name="ListParagraph" style:family="paragraph">
      <style:paragraph-properties fo:text-align="end" style:writing-mode="rl-tb" fo:margin-left="0in">
        <style:tab-stops/>
      </style:paragraph-properties>
    </style:style>
    <style:style style:name="P108" style:parent-style-name="ListParagraph" style:family="paragraph">
      <style:paragraph-properties fo:text-align="end" style:writing-mode="rl-tb" fo:margin-left="0in">
        <style:tab-stops/>
      </style:paragraph-properties>
    </style:style>
    <style:style style:name="T109" style:parent-style-name="DefaultParagraphFont" style:family="text">
      <style:text-properties style:language-complex="fa" style:country-complex="IR"/>
    </style:style>
    <style:style style:name="P110" style:parent-style-name="ListParagraph" style:family="paragraph">
      <style:paragraph-properties fo:margin-left="0in">
        <style:tab-stops/>
      </style:paragraph-properties>
    </style:style>
    <style:style style:name="P111" style:parent-style-name="ListParagraph" style:family="paragraph">
      <style:paragraph-properties fo:margin-left="0in">
        <style:tab-stops/>
      </style:paragraph-properties>
    </style:style>
    <style:style style:name="P112" style:parent-style-name="ListParagraph" style:family="paragraph">
      <style:paragraph-properties fo:margin-left="0in">
        <style:tab-stops/>
      </style:paragraph-properties>
    </style:style>
    <style:style style:name="P113" style:parent-style-name="ListParagraph" style:family="paragraph">
      <style:paragraph-properties fo:margin-left="0in">
        <style:tab-stops/>
      </style:paragraph-properties>
    </style:style>
    <style:style style:name="P114" style:parent-style-name="ListParagraph" style:family="paragraph">
      <style:paragraph-properties fo:margin-left="0in">
        <style:tab-stops/>
      </style:paragraph-properties>
    </style:style>
    <style:style style:name="P115" style:parent-style-name="ListParagraph" style:family="paragraph">
      <style:paragraph-properties fo:margin-left="0in">
        <style:tab-stops/>
      </style:paragraph-properties>
    </style:style>
    <style:style style:name="P116" style:parent-style-name="ListParagraph" style:family="paragraph">
      <style:paragraph-properties fo:margin-left="0in">
        <style:tab-stops/>
      </style:paragraph-properties>
    </style:style>
    <style:style style:name="P117" style:parent-style-name="ListParagraph" style:family="paragraph">
      <style:paragraph-properties fo:margin-left="0in">
        <style:tab-stops/>
      </style:paragraph-properties>
    </style:style>
    <style:style style:name="P118" style:parent-style-name="ListParagraph" style:family="paragraph">
      <style:paragraph-properties fo:margin-left="0in">
        <style:tab-stops/>
      </style:paragraph-properties>
    </style:style>
    <style:style style:name="P119" style:parent-style-name="ListParagraph" style:family="paragraph">
      <style:paragraph-properties fo:margin-left="0in">
        <style:tab-stops/>
      </style:paragraph-properties>
    </style:style>
    <style:style style:name="P120" style:parent-style-name="ListParagraph" style:family="paragraph">
      <style:paragraph-properties fo:margin-left="0in">
        <style:tab-stops/>
      </style:paragraph-properties>
    </style:style>
    <style:style style:name="P121" style:parent-style-name="ListParagraph" style:family="paragraph">
      <style:paragraph-properties fo:margin-left="0in">
        <style:tab-stops/>
      </style:paragraph-properties>
    </style:style>
    <style:style style:name="P122" style:parent-style-name="ListParagraph" style:family="paragraph">
      <style:paragraph-properties fo:margin-left="0in">
        <style:tab-stops/>
      </style:paragraph-properties>
    </style:style>
    <style:style style:name="P123" style:parent-style-name="ListParagraph" style:family="paragraph">
      <style:paragraph-properties fo:margin-left="0in">
        <style:tab-stops/>
      </style:paragraph-properties>
    </style:style>
    <style:style style:name="P124" style:parent-style-name="ListParagraph" style:family="paragraph">
      <style:paragraph-properties fo:margin-left="0in">
        <style:tab-stops/>
      </style:paragraph-properties>
    </style:style>
    <style:style style:name="P125" style:parent-style-name="ListParagraph" style:family="paragraph">
      <style:paragraph-properties fo:margin-left="0in">
        <style:tab-stops/>
      </style:paragraph-properties>
    </style:style>
    <style:style style:name="P126" style:parent-style-name="ListParagraph" style:family="paragraph">
      <style:paragraph-properties fo:margin-left="0in">
        <style:tab-stops/>
      </style:paragraph-properties>
    </style:style>
    <style:style style:name="P127" style:parent-style-name="ListParagraph" style:family="paragraph">
      <style:paragraph-properties fo:text-align="end" style:writing-mode="rl-tb" fo:margin-left="0in">
        <style:tab-stops/>
      </style:paragraph-properties>
    </style:style>
    <style:style style:name="P128" style:parent-style-name="ListParagraph" style:family="paragraph">
      <style:paragraph-properties fo:text-align="end" style:writing-mode="rl-tb" fo:margin-left="0in">
        <style:tab-stops/>
      </style:paragraph-properties>
    </style:style>
    <style:style style:name="P129" style:parent-style-name="ListParagraph" style:family="paragraph">
      <style:paragraph-properties fo:margin-left="0in">
        <style:tab-stops/>
      </style:paragraph-properties>
    </style:style>
    <style:style style:name="P130" style:parent-style-name="ListParagraph" style:family="paragraph">
      <style:paragraph-properties fo:margin-left="0in">
        <style:tab-stops/>
      </style:paragraph-properties>
    </style:style>
    <style:style style:name="P131" style:parent-style-name="ListParagraph" style:family="paragraph">
      <style:paragraph-properties fo:margin-left="0in">
        <style:tab-stops/>
      </style:paragraph-properties>
    </style:style>
    <style:style style:name="P132" style:parent-style-name="ListParagraph" style:family="paragraph">
      <style:paragraph-properties fo:margin-left="0in">
        <style:tab-stops/>
      </style:paragraph-properties>
    </style:style>
    <style:style style:name="P133" style:parent-style-name="ListParagraph" style:family="paragraph">
      <style:paragraph-properties fo:margin-left="0in">
        <style:tab-stops/>
      </style:paragraph-properties>
    </style:style>
    <style:style style:name="P134" style:parent-style-name="ListParagraph" style:family="paragraph">
      <style:paragraph-properties fo:margin-left="0in">
        <style:tab-stops/>
      </style:paragraph-properties>
    </style:style>
    <style:style style:name="P135" style:parent-style-name="ListParagraph" style:family="paragraph">
      <style:paragraph-properties fo:margin-left="0in">
        <style:tab-stops/>
      </style:paragraph-properties>
    </style:style>
    <style:style style:name="P136" style:parent-style-name="ListParagraph" style:family="paragraph">
      <style:paragraph-properties fo:margin-left="0in">
        <style:tab-stops/>
      </style:paragraph-properties>
    </style:style>
    <style:style style:name="P137" style:parent-style-name="ListParagraph" style:family="paragraph">
      <style:paragraph-properties fo:margin-left="0in">
        <style:tab-stops/>
      </style:paragraph-properties>
    </style:style>
    <style:style style:name="P138" style:parent-style-name="ListParagraph" style:family="paragraph">
      <style:paragraph-properties fo:margin-left="0in">
        <style:tab-stops/>
      </style:paragraph-properties>
    </style:style>
    <style:style style:name="P139" style:parent-style-name="ListParagraph" style:family="paragraph">
      <style:paragraph-properties fo:margin-left="0in">
        <style:tab-stops/>
      </style:paragraph-properties>
    </style:style>
    <style:style style:name="P140" style:parent-style-name="ListParagraph" style:family="paragraph">
      <style:paragraph-properties fo:margin-left="0in">
        <style:tab-stops/>
      </style:paragraph-properties>
    </style:style>
    <style:style style:name="P141" style:parent-style-name="ListParagraph" style:family="paragraph">
      <style:paragraph-properties fo:text-align="end" style:writing-mode="rl-tb" fo:margin-left="0in">
        <style:tab-stops/>
      </style:paragraph-properties>
    </style:style>
    <style:style style:name="P142" style:parent-style-name="ListParagraph" style:family="paragraph">
      <style:paragraph-properties fo:margin-left="0in">
        <style:tab-stops/>
      </style:paragraph-properties>
    </style:style>
    <style:style style:name="P143" style:parent-style-name="ListParagraph" style:family="paragraph">
      <style:paragraph-properties fo:margin-left="0in">
        <style:tab-stops/>
      </style:paragraph-properties>
    </style:style>
    <style:style style:name="P144" style:parent-style-name="ListParagraph" style:family="paragraph">
      <style:paragraph-properties fo:margin-left="0in">
        <style:tab-stops/>
      </style:paragraph-properties>
    </style:style>
    <style:style style:name="P145" style:parent-style-name="ListParagraph" style:family="paragraph">
      <style:paragraph-properties fo:margin-left="0in">
        <style:tab-stops/>
      </style:paragraph-properties>
    </style:style>
    <style:style style:name="P146" style:parent-style-name="ListParagraph" style:family="paragraph">
      <style:paragraph-properties fo:margin-left="0in">
        <style:tab-stops/>
      </style:paragraph-properties>
    </style:style>
    <style:style style:name="P147" style:parent-style-name="ListParagraph" style:family="paragraph">
      <style:paragraph-properties fo:margin-left="0in">
        <style:tab-stops/>
      </style:paragraph-properties>
    </style:style>
    <style:style style:name="P148" style:parent-style-name="ListParagraph" style:family="paragraph">
      <style:paragraph-properties fo:margin-left="0in">
        <style:tab-stops/>
      </style:paragraph-properties>
    </style:style>
    <style:style style:name="P149" style:parent-style-name="ListParagraph" style:family="paragraph">
      <style:paragraph-properties fo:margin-left="0in">
        <style:tab-stops/>
      </style:paragraph-properties>
    </style:style>
    <style:style style:name="P150" style:parent-style-name="ListParagraph" style:family="paragraph">
      <style:paragraph-properties fo:text-align="end" style:writing-mode="rl-tb" fo:margin-left="0in">
        <style:tab-stops/>
      </style:paragraph-properties>
    </style:style>
    <style:style style:name="T151" style:parent-style-name="DefaultParagraphFont" style:family="text">
      <style:text-properties style:language-complex="fa" style:country-complex="IR"/>
    </style:style>
    <style:style style:name="P152" style:parent-style-name="ListParagraph" style:family="paragraph">
      <style:paragraph-properties fo:text-align="end" style:writing-mode="rl-tb" fo:margin-left="0in">
        <style:tab-stops/>
      </style:paragraph-properties>
    </style:style>
    <style:style style:name="P153" style:parent-style-name="ListParagraph" style:family="paragraph">
      <style:paragraph-properties fo:margin-left="0in">
        <style:tab-stops/>
      </style:paragraph-properties>
    </style:style>
    <style:style style:name="P154" style:parent-style-name="ListParagraph" style:family="paragraph">
      <style:paragraph-properties fo:margin-left="0in">
        <style:tab-stops/>
      </style:paragraph-properties>
    </style:style>
    <style:style style:name="P155" style:parent-style-name="ListParagraph" style:family="paragraph">
      <style:paragraph-properties fo:margin-left="0in">
        <style:tab-stops/>
      </style:paragraph-properties>
    </style:style>
    <style:style style:name="P156" style:parent-style-name="ListParagraph" style:family="paragraph">
      <style:paragraph-properties fo:margin-left="0in">
        <style:tab-stops/>
      </style:paragraph-properties>
    </style:style>
    <style:style style:name="P157" style:parent-style-name="ListParagraph" style:family="paragraph">
      <style:paragraph-properties fo:margin-left="0in">
        <style:tab-stops/>
      </style:paragraph-properties>
    </style:style>
    <style:style style:name="P158" style:parent-style-name="ListParagraph" style:family="paragraph">
      <style:paragraph-properties fo:margin-left="0in">
        <style:tab-stops/>
      </style:paragraph-properties>
    </style:style>
    <style:style style:name="P159" style:parent-style-name="ListParagraph" style:family="paragraph">
      <style:paragraph-properties fo:margin-left="0in">
        <style:tab-stops/>
      </style:paragraph-properties>
    </style:style>
    <style:style style:name="P160" style:parent-style-name="ListParagraph" style:family="paragraph">
      <style:paragraph-properties fo:margin-left="0in">
        <style:tab-stops/>
      </style:paragraph-properties>
    </style:style>
    <style:style style:name="P161" style:parent-style-name="ListParagraph" style:family="paragraph">
      <style:paragraph-properties fo:margin-left="0in">
        <style:tab-stops/>
      </style:paragraph-properties>
    </style:style>
    <style:style style:name="P162" style:parent-style-name="ListParagraph" style:family="paragraph">
      <style:paragraph-properties fo:margin-left="0in">
        <style:tab-stops/>
      </style:paragraph-properties>
    </style:style>
    <style:style style:name="P163" style:parent-style-name="ListParagraph" style:family="paragraph">
      <style:paragraph-properties fo:margin-left="0in">
        <style:tab-stops/>
      </style:paragraph-properties>
    </style:style>
    <style:style style:name="P164" style:parent-style-name="ListParagraph" style:family="paragraph">
      <style:paragraph-properties fo:margin-left="0in">
        <style:tab-stops/>
      </style:paragraph-properties>
    </style:style>
    <style:style style:name="P165" style:parent-style-name="ListParagraph" style:family="paragraph">
      <style:paragraph-properties fo:margin-left="0in">
        <style:tab-stops/>
      </style:paragraph-properties>
    </style:style>
    <style:style style:name="P166" style:parent-style-name="ListParagraph" style:family="paragraph">
      <style:paragraph-properties fo:margin-left="0in">
        <style:tab-stops/>
      </style:paragraph-properties>
    </style:style>
    <style:style style:name="P167" style:parent-style-name="ListParagraph" style:family="paragraph">
      <style:paragraph-properties fo:margin-left="0in">
        <style:tab-stops/>
      </style:paragraph-properties>
    </style:style>
    <style:style style:name="P168" style:parent-style-name="ListParagraph" style:family="paragraph">
      <style:paragraph-properties fo:margin-left="0in">
        <style:tab-stops/>
      </style:paragraph-properties>
    </style:style>
    <style:style style:name="P169" style:parent-style-name="ListParagraph" style:family="paragraph">
      <style:paragraph-properties fo:margin-left="0in">
        <style:tab-stops/>
      </style:paragraph-properties>
    </style:style>
    <style:style style:name="P170" style:parent-style-name="ListParagraph" style:family="paragraph">
      <style:paragraph-properties fo:margin-left="0in">
        <style:tab-stops/>
      </style:paragraph-properties>
    </style:style>
    <style:style style:name="P171" style:parent-style-name="ListParagraph" style:family="paragraph">
      <style:paragraph-properties fo:text-align="end" style:writing-mode="rl-tb" fo:margin-left="0in">
        <style:tab-stops/>
      </style:paragraph-properties>
    </style:style>
    <style:style style:name="P172" style:parent-style-name="ListParagraph" style:family="paragraph">
      <style:paragraph-properties fo:margin-left="0in">
        <style:tab-stops/>
      </style:paragraph-properties>
    </style:style>
    <style:style style:name="P173" style:parent-style-name="ListParagraph" style:family="paragraph">
      <style:paragraph-properties fo:margin-left="0in">
        <style:tab-stops/>
      </style:paragraph-properties>
    </style:style>
    <style:style style:name="P174" style:parent-style-name="ListParagraph" style:family="paragraph">
      <style:paragraph-properties fo:margin-left="0in">
        <style:tab-stops/>
      </style:paragraph-properties>
    </style:style>
    <style:style style:name="P175" style:parent-style-name="ListParagraph" style:family="paragraph">
      <style:paragraph-properties fo:margin-left="0in">
        <style:tab-stops/>
      </style:paragraph-properties>
    </style:style>
    <style:style style:name="P176" style:parent-style-name="ListParagraph" style:family="paragraph">
      <style:paragraph-properties fo:margin-left="0in">
        <style:tab-stops/>
      </style:paragraph-properties>
    </style:style>
    <style:style style:name="P177" style:parent-style-name="ListParagraph" style:family="paragraph">
      <style:paragraph-properties fo:margin-left="0in">
        <style:tab-stops/>
      </style:paragraph-properties>
    </style:style>
    <style:style style:name="P178" style:parent-style-name="ListParagraph" style:family="paragraph">
      <style:paragraph-properties fo:margin-left="0in">
        <style:tab-stops/>
      </style:paragraph-properties>
    </style:style>
    <style:style style:name="P179" style:parent-style-name="ListParagraph" style:family="paragraph">
      <style:paragraph-properties fo:margin-left="0in">
        <style:tab-stops/>
      </style:paragraph-properties>
    </style:style>
    <style:style style:name="P180" style:parent-style-name="ListParagraph" style:family="paragraph">
      <style:paragraph-properties fo:margin-left="0in">
        <style:tab-stops/>
      </style:paragraph-properties>
    </style:style>
    <style:style style:name="P181" style:parent-style-name="ListParagraph" style:family="paragraph">
      <style:paragraph-properties fo:margin-left="0in">
        <style:tab-stops/>
      </style:paragraph-properties>
    </style:style>
    <style:style style:name="P182" style:parent-style-name="ListParagraph" style:family="paragraph">
      <style:paragraph-properties fo:margin-left="0in">
        <style:tab-stops/>
      </style:paragraph-properties>
    </style:style>
    <style:style style:name="P183" style:parent-style-name="ListParagraph" style:family="paragraph">
      <style:paragraph-properties fo:margin-left="0in">
        <style:tab-stops/>
      </style:paragraph-properties>
    </style:style>
    <style:style style:name="P184" style:parent-style-name="ListParagraph" style:family="paragraph">
      <style:paragraph-properties fo:margin-left="0in">
        <style:tab-stops/>
      </style:paragraph-properties>
    </style:style>
    <style:style style:name="P185" style:parent-style-name="ListParagraph" style:family="paragraph">
      <style:paragraph-properties fo:margin-left="0in">
        <style:tab-stops/>
      </style:paragraph-properties>
    </style:style>
    <style:style style:name="P186" style:parent-style-name="ListParagraph" style:family="paragraph">
      <style:paragraph-properties fo:margin-left="0in">
        <style:tab-stops/>
      </style:paragraph-properties>
    </style:style>
    <style:style style:name="P187" style:parent-style-name="ListParagraph" style:family="paragraph">
      <style:paragraph-properties fo:margin-left="0in">
        <style:tab-stops/>
      </style:paragraph-properties>
    </style:style>
    <style:style style:name="P188" style:parent-style-name="ListParagraph" style:family="paragraph">
      <style:paragraph-properties fo:margin-left="0in">
        <style:tab-stops/>
      </style:paragraph-properties>
    </style:style>
    <style:style style:name="P189" style:parent-style-name="ListParagraph" style:family="paragraph">
      <style:paragraph-properties fo:margin-left="0in">
        <style:tab-stops/>
      </style:paragraph-properties>
    </style:style>
    <style:style style:name="P190" style:parent-style-name="ListParagraph" style:family="paragraph">
      <style:paragraph-properties fo:margin-left="0in">
        <style:tab-stops/>
      </style:paragraph-properties>
    </style:style>
    <style:style style:name="P191" style:parent-style-name="ListParagraph" style:family="paragraph">
      <style:paragraph-properties fo:margin-left="0in">
        <style:tab-stops/>
      </style:paragraph-properties>
    </style:style>
    <style:style style:name="P192" style:parent-style-name="ListParagraph" style:family="paragraph">
      <style:paragraph-properties fo:margin-left="0in">
        <style:tab-stops/>
      </style:paragraph-properties>
    </style:style>
    <style:style style:name="P193" style:parent-style-name="ListParagraph" style:family="paragraph">
      <style:paragraph-properties fo:margin-left="0in">
        <style:tab-stops/>
      </style:paragraph-properties>
    </style:style>
    <style:style style:name="P194" style:parent-style-name="ListParagraph" style:family="paragraph">
      <style:paragraph-properties fo:margin-left="0in">
        <style:tab-stops/>
      </style:paragraph-properties>
    </style:style>
    <style:style style:name="P195" style:parent-style-name="ListParagraph" style:family="paragraph">
      <style:paragraph-properties fo:margin-left="0in">
        <style:tab-stops/>
      </style:paragraph-properties>
    </style:style>
    <style:style style:name="P196" style:parent-style-name="ListParagraph" style:family="paragraph">
      <style:paragraph-properties fo:margin-left="0in">
        <style:tab-stops/>
      </style:paragraph-properties>
    </style:style>
    <style:style style:name="P197" style:parent-style-name="ListParagraph" style:family="paragraph">
      <style:paragraph-properties fo:margin-left="0in">
        <style:tab-stops/>
      </style:paragraph-properties>
    </style:style>
    <style:style style:name="P198" style:parent-style-name="ListParagraph" style:family="paragraph">
      <style:paragraph-properties fo:margin-left="0in">
        <style:tab-stops/>
      </style:paragraph-properties>
    </style:style>
    <style:style style:name="P199" style:parent-style-name="ListParagraph" style:family="paragraph">
      <style:paragraph-properties fo:margin-left="0in">
        <style:tab-stops/>
      </style:paragraph-properties>
    </style:style>
    <style:style style:name="P200" style:parent-style-name="ListParagraph" style:family="paragraph">
      <style:paragraph-properties fo:margin-left="0in">
        <style:tab-stops/>
      </style:paragraph-properties>
    </style:style>
    <style:style style:name="P201" style:parent-style-name="ListParagraph" style:family="paragraph">
      <style:paragraph-properties fo:margin-left="0in">
        <style:tab-stops/>
      </style:paragraph-properties>
    </style:style>
    <style:style style:name="P202" style:parent-style-name="ListParagraph" style:family="paragraph">
      <style:paragraph-properties fo:margin-left="0in">
        <style:tab-stops/>
      </style:paragraph-properties>
    </style:style>
    <style:style style:name="P203" style:parent-style-name="ListParagraph" style:family="paragraph">
      <style:paragraph-properties fo:margin-left="0in">
        <style:tab-stops/>
      </style:paragraph-properties>
    </style:style>
    <style:style style:name="P204" style:parent-style-name="ListParagraph" style:family="paragraph">
      <style:paragraph-properties fo:text-align="end" style:writing-mode="rl-tb" fo:margin-left="0in">
        <style:tab-stops/>
      </style:paragraph-properties>
    </style:style>
    <style:style style:name="P205" style:parent-style-name="ListParagraph" style:family="paragraph">
      <style:paragraph-properties fo:margin-left="0in">
        <style:tab-stops/>
      </style:paragraph-properties>
    </style:style>
    <style:style style:name="P206" style:parent-style-name="ListParagraph" style:family="paragraph">
      <style:paragraph-properties fo:margin-left="0in">
        <style:tab-stops/>
      </style:paragraph-properties>
    </style:style>
  </office:automatic-styles>
  <office:body>
    <office:text text:use-soft-page-breaks="true">
      <text:p text:style-name="P1"><text:span text:style-name="T2">تمرین شماره 2</text:span><text:span text:style-name="T3"><text:s/>کاوش دادگان انبوه | دکتر هراتی‌زاده</text:span></text:p>
      <text:p text:style-name="P4"><text:span text:style-name="T5">پیدا کردن اسناد مشابه</text:span></text:p>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soft-page-break/>
      <text:p text:style-name="P25"><text:span text:style-name="T26">۱. تبدیل هر سند به مجموعه‌های شینگلی</text:span></text:p>
      <text:p text:style-name="P27"><text:span text:style-name="T28">اولین مرحله در شناسایی اسناد تبیدل رشته‌های حرفی به شینگل‌هایی با طول<text:s/></text:span><text:span text:style-name="T29">k</text:span><text:span text:style-name="T30"><text:s/>است برای این کار تابع<text:s/></text:span><text:span text:style-name="T31">extract_kshingles</text:span><text:span text:style-name="T32"><text:s/>پیاده‌سازی شد. ما در این‌جا شینگل‌های تکراری را درنظر نگرفته‌ایم. با توجه به توصیه کتاب مقدار<text:s/></text:span><text:span text:style-name="T33">k</text:span><text:span text:style-name="T34"><text:s/>برابر ۹ در نظر گرفته شد.</text:span></text:p>
      <text:p text:style-name="P35">def extract_kshingles(doc, k):</text:p>
      <text:list text:style-name="WWNum1" text:continue-numbering="true">
        <text:list-item>
          <text:list>
            <text:list-item>
              <text:p text:style-name="P36"><text:s text:c="4"/>"""</text:p>
            </text:list-item>
            <text:list-item>
              <text:p text:style-name="P37"><text:s text:c="4"/>doc - string that should be divided to shingles.</text:p>
            </text:list-item>
            <text:list-item>
              <text:p text:style-name="P38"><text:s text:c="4"/>k - length of shingles.</text:p>
            </text:list-item>
            <text:list-item>
              <text:p text:style-name="P39"><text:s text:c="4"/>Returns a set of k-shingles</text:p>
            </text:list-item>
            <text:list-item>
              <text:p text:style-name="P40"><text:s text:c="4"/>"""</text:p>
            </text:list-item>
            <text:list-item>
              <text:p text:style-name="P41"><text:s text:c="4"/>shingles = set()</text:p>
            </text:list-item>
            <text:list-item>
              <text:p text:style-name="P42"><text:s text:c="4"/>if (k&lt;=len(doc)):</text:p>
            </text:list-item>
            <text:list-item>
              <text:p text:style-name="P43"><text:s text:c="8"/>for i in range(0, (len(doc)-k+1)):</text:p>
            </text:list-item>
            <text:list-item>
              <text:p text:style-name="P44"><text:s text:c="12"/>shingles.add(doc[i:i+k])</text:p>
            </text:list-item>
            <text:list-item>
              <text:p text:style-name="P45"><text:s text:c="4"/>return shingles</text:p>
            </text:list-item>
          </text:list>
        </text:list-item>
      </text:list>
      <text:p text:style-name="P46"><text:span text:style-name="T47">با توجه به اینکه بیشتر شینگل‌ها در سند وجود ندارند جهت استفاده بهینه‌ت</text:span><text:span text:style-name="T48">ر از حافظه و راحتی مقایسه‌ی شینگل‌ها آن‌ها توسط تابع<text:s/></text:span><text:span text:style-name="T49">CityHash32</text:span><text:span text:style-name="T50"><text:s/>به اعداد ۳۲بیتی(۴ بایتی) هش گردیدند. این عمل توسط تابع<text:s/></text:span><text:span text:style-name="T51">hash_kshingles</text:span><text:span text:style-name="T52"><text:s/>انجام میگیرد.</text:span></text:p>
      <text:p text:style-name="P53">def hash_kshingles(raw_shingles):</text:p>
      <text:list text:style-name="WWNum1" text:continue-numbering="true">
        <text:list-item>
          <text:list>
            <text:list-item>
              <text:p text:style-name="P54"><text:s text:c="4"/>"""</text:p>
            </text:list-item>
            <text:list-item>
              <text:p text:style-name="P55"><text:s text:c="4"/>raw_shingles - set of raw string k-shingles</text:p>
            </text:list-item>
            <text:list-item>
              <text:p text:style-name="P56"><text:s text:c="4"/>Returns a<text:s/>set of hashed k-shingles</text:p>
            </text:list-item>
            <text:list-item>
              <text:p text:style-name="P57"><text:s text:c="4"/>"""</text:p>
            </text:list-item>
            <text:list-item>
              <text:p text:style-name="P58"><text:s text:c="4"/>hashed_shingles = set()</text:p>
            </text:list-item>
            <text:list-item>
              <text:p text:style-name="P59"><text:s text:c="4"/>for rs in raw_shingles:</text:p>
            </text:list-item>
            <text:list-item>
              <text:p text:style-name="P60"><text:s text:c="8"/># Hash the shingle to a 32-bit integer.</text:p>
            </text:list-item>
            <text:list-item>
              <text:p text:style-name="P61"><text:s text:c="8"/>hs = CityHash32(rs)</text:p>
            </text:list-item>
            <text:list-item>
              <text:p text:style-name="P62"><text:s text:c="8"/>hashed_shingles.add(hs)</text:p>
            </text:list-item>
            <text:list-item>
              <text:p text:style-name="P63"><text:s text:c="4"/>return hashed_shingles</text:p>
            </text:list-item>
          </text:list>
        </text:list-item>
      </text:list>
      <text:list text:style-name="LFO8" text:continue-numbering="true">
        <text:list-item>
          <text:p text:style-name="P64">ادامه‌ی قسمت‌ها برخلاف این قسمت<text:s/>که به صورت توابع جداگانه پیاده سازی شده‌اند. در داخل کلاس<text:s/>CharacteristicMatrix<text:s/>اجرا شده‌اند.</text:p>
        </text:list-item>
      </text:list>
      <text:p text:style-name="P65"/>
      <text:p text:style-name="P66"><text:span text:style-name="T67">۲. <text:s/></text:span>ساختن ماتریسی که مشخص کند هر سند دارای چه شینگل‌هاییست. (مقادیر<text:s/>hash<text:s/>شینگل‌ها را باید استفاده کنید.)</text:p>
      <text:p text:style-name="P68">هر سند توسط متد<text:s/>add_doc<text:s/>به کلاس اضافه می‌شود این متد اسناد را با کمک توابعی که قبلا تعریف شد به لیستی از هش سینگل‌ها تبدیل کرده و این مقدار را در دیکشنری<text:s/>doc_shingles<text:s text:c="2"/>در کلیدی برابر با نام سند ذخیره می‌کند. همچنین این متد تمامی شینگل‌های اسناد را به مجموعه‌ی<text:s/>total_shingles_set<text:s/>اضافه می‌کند.</text:p>
      <text:p text:style-name="P69"><text:s text:c="4"/>def add_doc(self, doc_name, doc_content):</text:p>
      <text:p text:style-name="P70"><text:s text:c="8"/>"""</text:p>
      <text:p text:style-name="P71"><text:s text:c="8"/>doc_name - name of the file.</text:p>
      <text:p text:style-name="P72"><text:s text:c="8"/>doc_content - content string.</text:p>
      <text:p text:style-name="P73"><text:s text:c="8"/>Adds documents to doc_shingles and updates total_shingles_set</text:p>
      <text:p text:style-name="P74"><text:s text:c="8"/>"""</text:p>
      <text:p text:style-name="P75"><text:s text:c="8"/>raw_shingles = extract_kshingles(doc_content, self.k)</text:p>
      <text:p text:style-name="P76"><text:s text:c="8"/>hashed_shingles = hash_kshingles(raw_shingles)</text:p>
      <text:p text:style-name="P77"><text:s text:c="8"/># Uniting hashed shingles with current total_shingles_set</text:p>
      <text:p text:style-name="P78"><text:s text:c="8"/>self.total_shingles_set |= hashed_shingles</text:p>
      <text:p text:style-name="P79"><text:s text:c="8"/>self.doc_shingles[doc_name] = list(hashed_shingles)</text:p>
      <text:p text:style-name="P80"/>
      <text:p text:style-name="P81">برای ساخت<text:s/>characteristic matrix<text:s/>باید متد<text:s/>create_charactersitic_matrix<text:s/>از کلاس فراخوانی شود.این متد ابتدا مجموعه‌ی همه‌ی شینگل‌ها را که قبلا ساخته شده به لیستی مرتب از آن‌ها تبدیل می‌کند. سپس به ازای هر سند شروع به بررسی عضویت آن شینگل کرده و ماتریس<text:s/>characteristic_matrix<text:s text:c="2"/>را میسازد.</text:p>
      <text:p text:style-name="P82"><text:s text:c="4"/>def create_charactersitic_matrix(self):</text:p>
      <text:p text:style-name="P83"><text:s text:c="8"/>"""</text:p>
      <text:p text:style-name="P84"><text:s text:c="8"/>Creates characteristic matrix for added documnets</text:p>
      <text:p text:style-name="P85"><text:s text:c="8"/>"""</text:p>
      <text:p text:style-name="P86"><text:s text:c="8"/>self.total_shingles_list = list(self.total_shingles_set)</text:p>
      <text:soft-page-break/>
      <text:p text:style-name="P87"><text:s text:c="8"/>for doc in self.doc_shingles:</text:p>
      <text:p text:style-name="P88"><text:s text:c="10"/><text:s text:c="2"/>#making vector of zeros</text:p>
      <text:p text:style-name="P89"><text:s text:c="12"/>self.characteristic_matrix[doc] = [0] * len(self.total_shingles_list)</text:p>
      <text:p text:style-name="P90"><text:s text:c="12"/>for shingle in self.doc_shingles[doc]:</text:p>
      <text:p text:style-name="P91"><text:s text:c="16"/>i = self.total_shingles_list.index(shingle)</text:p>
      <text:p text:style-name="P92"><text:s text:c="16"/>self.characteristic_matrix[doc][i] = 1</text:p>
      <text:p text:style-name="P93"><text:s text:c="8"/>return self.characteristic_matrix</text:p>
      <text:p text:style-name="P94"><text:span text:style-name="T95">۳.<text:s/></text:span>ساختن ماتریس<text:s/>minhash signature<text:s/>با استفاده از ماتریس قبلی.</text:p>
      <text:p text:style-name="P96">برای پیاده‌سازی این متد باید جایگشت‌ها به صورت توابع هش پیاده شوند به همین خاطر متد<text:s/>hash_row_number<text:s/>ایجاد شده است. آرگومان<text:s/>hash_id<text:s text:c="2"/>در<text:s/>این متد به صورت یک<text:s/>seed<text:s/>عمل میکند و با اختصاص هر عدد تابع هش دیگری ایجاد می‌شود.</text:p>
      <text:p text:style-name="P97"><text:s text:c="4"/>def hash_row_number(self, hash_id, x):</text:p>
      <text:p text:style-name="P98"><text:s text:c="8"/>"""</text:p>
      <text:p text:style-name="P99"><text:s text:c="12"/>returns permutation's hash</text:p>
      <text:p text:style-name="P100"><text:s text:c="8"/>"""</text:p>
      <text:p text:style-name="P101"><text:s text:c="8"/>hash_range = len(self.total_shingles_list)</text:p>
      <text:p text:style-name="P102"><text:s text:c="8"/>if (hash_id ==0):</text:p>
      <text:p text:style-name="P103"><text:s text:c="12"/>return x</text:p>
      <text:p text:style-name="P104"><text:s text:c="8"/>else:</text:p>
      <text:p text:style-name="P105"><text:s text:c="12"/>return (x*hash_id + hash_id - 1) % hash_range</text:p>
      <text:p text:style-name="P106"><text:s text:c="8"/>return x</text:p>
      <text:p text:style-name="P107">متد<text:s/>create_minhash_signature<text:s/>با استفاده از الگوریتم شرح داده شده در کتاب اقدام به ساخت<text:s/>minhash_signature_matrix<text:s/>میکند. جهت این کار ابتدا با توجه به آرگومان<text:s/>r<text:s text:c="2"/>که نشانگر توابع هش یا سطرهاست و مقدار اولیه که برابر شماره آخرین سطر <text:s/>characteristic matrix<text:s/>است(این مقدار اولیه مشابه مقدار<text:s/><text:bookmark-start text:name="gen-h1-1-00000001"/><text:bookmark-end text:name="gen-h1-1-00000001"/>∞</text:p>
      <text:p text:style-name="P108">در کتاب است) ماتریس <text:s/>minhash_signature<text:s/>ساخته می‌شود.سپس به ازای هر سطر و به ازای هر تابع هش در هر سند<text:s/>مقدار هش ردیف سطر <text:s/>characteristic matrix<text:s text:c="2"/>محاسبه می‌شود اگر مقدار<text:s/><text:span text:style-name="T109">۰</text:span><text:s/>در آن مکان بود هیچ کاری انجام نمی‌شود در غیر این صورت مقدار آن‌خانه در <text:s/>minhash_signature_matrix<text:s/>با مینیمم مقدار فعلی آن خانه در <text:s/>minhash_signature_matrix<text:s text:c="2"/>و هش کنونی محاسبه شده برای سطر جابه‌جا می‌شود.</text:p>
      <text:p text:style-name="P110"><text:s text:c="4"/>def create_minhash_signature(self, r):</text:p>
      <text:p text:style-name="P111"><text:s text:c="8"/>"""</text:p>
      <text:p text:style-name="P112"><text:s text:c="8"/>r - number of hash functions h1, h2, h3, h4,...,hr.</text:p>
      <text:p text:style-name="P113"><text:s text:c="8"/>Creates minhash signature matrix</text:p>
      <text:soft-page-break/>
      <text:p text:style-name="P114"><text:s text:c="8"/>"""</text:p>
      <text:p text:style-name="P115"><text:s text:c="8"/>#Initializing minhash signature matrix by inf</text:p>
      <text:p text:style-name="P116"><text:s text:c="8"/>for doc in<text:s/>self.characteristic_matrix: #for each column</text:p>
      <text:p text:style-name="P117"><text:s text:c="12"/>self.minhash_signature_matrix[doc] = [len(self.total_shingles_list)] * r</text:p>
      <text:p text:style-name="P118"/>
      <text:p text:style-name="P119"><text:s text:c="8"/>for i, shingle in enumerate(self.total_shingles_list):</text:p>
      <text:p text:style-name="P120"><text:s text:c="12"/>print("row = {}".format(i))</text:p>
      <text:p text:style-name="P121"><text:s text:c="12"/>for hash_id in range(r):</text:p>
      <text:p text:style-name="P122"><text:s text:c="16"/>h_i = self.hash_row_number(hash_id, i)</text:p>
      <text:p text:style-name="P123"><text:s text:c="16"/>for doc in self.characteristic_matrix:</text:p>
      <text:p text:style-name="P124"><text:s text:c="20"/>if(self.characteristic_matrix[doc][i] != 0):</text:p>
      <text:p text:style-name="P125"><text:s text:c="24"/>self.minhash_signature_matrix[doc][hash_id] = min(self.minhash_signature_matrix[doc][hash_id],</text:p>
      <text:p text:style-name="P126"><text:s text:c="28"/>h_i)</text:p>
      <text:p text:style-name="P127">یافتن موارد کاندید شباهت با استفاده از توابع<text:s/>LSH</text:p>
      <text:p text:style-name="P128">ماتریکس <text:s/>minhash_signature_matrix<text:s/>به<text:s/>b<text:s/>بند که هر کدام <text:s/>band_size<text:s/>سطر دارند تقسیم میشوند. هر بردار اعداد یک سند در این بند<text:s/>هش می‌گردد و نام آن سند در باکت مربوطه قرار می‌گیرد.</text:p>
      <text:p text:style-name="P129"><text:s text:c="4"/>def get_similar_docs_by_lsh(self, band_size):</text:p>
      <text:p text:style-name="P130"><text:s text:c="8"/>"""</text:p>
      <text:p text:style-name="P131"><text:s text:c="8"/>band_size - number of rows in each band.</text:p>
      <text:p text:style-name="P132"><text:s text:c="8"/>Returns dictionary of buckets that docs mapped into.</text:p>
      <text:p text:style-name="P133"><text:s text:c="8"/>"""</text:p>
      <text:p text:style-name="P134"><text:s text:c="8"/>for doc<text:s/>in self.minhash_signature_matrix:</text:p>
      <text:p text:style-name="P135"><text:s text:c="12"/>i=1</text:p>
      <text:p text:style-name="P136"><text:s text:c="12"/>for chunk in chunks(self.minhash_signature_matrix[doc], band_size):</text:p>
      <text:p text:style-name="P137"><text:s text:c="16"/>bucket = CityHash32("".join(str(x) for x in chunk)+str(i))</text:p>
      <text:p text:style-name="P138"><text:s text:c="16"/>i = i+1</text:p>
      <text:p text:style-name="P139"><text:s text:c="16"/>self.lsh_buckets[bucket].append(doc)</text:p>
      <text:p text:style-name="P140"><text:s text:c="8"/>return self.lsh_buckets</text:p>
      <text:soft-page-break/>
      <text:p text:style-name="P141">در پیاده سازی این سند از تابع<text:s/>chunks<text:s/>استفاده گردیده است، این تابع یک<text:s/>generator<text:s/>برمیگرداند که تکه‌های لیست دریافتی(آرگومان اول) را با طول آرگومان دوم برمیگرداند. پیاده سازی<text:s/>این تابع به صورت زیر است:</text:p>
      <text:p text:style-name="P142">def chunks(l, n):</text:p>
      <text:p text:style-name="P143"><text:s text:c="4"/>"""</text:p>
      <text:p text:style-name="P144"><text:s text:c="4"/>l - list to be chunked.</text:p>
      <text:p text:style-name="P145"><text:s text:c="4"/>n - size of chunks.</text:p>
      <text:p text:style-name="P146"><text:s text:c="4"/>Generates n-sized chunks from a list</text:p>
      <text:p text:style-name="P147"><text:s text:c="4"/>"""</text:p>
      <text:p text:style-name="P148"><text:s text:c="4"/>for i in range(0, len(l), n):</text:p>
      <text:p text:style-name="P149"><text:s text:c="8"/>yield l[i:i+n]</text:p>
      <text:p text:style-name="P150"><text:span text:style-name="T151">۵.<text:s/></text:span>چک کردن کاندید‌ها و بررسی مقدار شباهتشان.</text:p>
      <text:p text:style-name="P152">متن برنامه اصلی</text:p>
      <text:p text:style-name="P153">def main():</text:p>
      <text:p text:style-name="P154"><text:s text:c="4"/>cm = CharacteristicMatrix()</text:p>
      <text:p text:style-name="P155"><text:s text:c="4"/>file_names = os.listdir(PATH_TO_DOCS)</text:p>
      <text:p text:style-name="P156"><text:s text:c="4"/>for file_name in file_names:</text:p>
      <text:p text:style-name="P157"><text:s text:c="8"/>with open(os.path.join(PATH_TO_DOCS, file_name), 'r') as doc:</text:p>
      <text:p text:style-name="P158"><text:s text:c="12"/>content = doc.read()</text:p>
      <text:p text:style-name="P159"><text:s text:c="12"/>cm.add_doc(str(file_name), content)</text:p>
      <text:p text:style-name="P160"><text:s text:c="4"/>cm.create_charactersitic_matrix()</text:p>
      <text:p text:style-name="P161"><text:s text:c="4"/>cm.create_minhash_signature(200)</text:p>
      <text:p text:style-name="P162"><text:s text:c="4"/>buckets = cm.get_similar_docs_by_lsh(100)</text:p>
      <text:p text:style-name="P163"><text:s text:c="4"/>similars = {}</text:p>
      <text:p text:style-name="P164"><text:s text:c="4"/>for k in buckets:</text:p>
      <text:p text:style-name="P165"><text:s text:c="8"/>if(len(buckets[k])&gt;1):</text:p>
      <text:p text:style-name="P166"><text:s text:c="12"/>similars[k] =<text:s/>buckets[k]</text:p>
      <text:p text:style-name="P167"><text:s text:c="4"/>print("buckets = {}".format(similars))</text:p>
      <text:p text:style-name="P168"/>
      <text:p text:style-name="P169">if (__name__ == "__main__"):</text:p>
      <text:soft-page-break/>
      <text:p text:style-name="P170"><text:s text:c="4"/>main()</text:p>
      <text:p text:style-name="P171">توابع زیر جهت بررسی مقدار شباهت :</text:p>
      <text:p text:style-name="P172">def sim(doc_x, doc_y, k):</text:p>
      <text:p text:style-name="P173"><text:s text:c="4"/>"""</text:p>
      <text:p text:style-name="P174"><text:s text:c="4"/>x, y - documnets.</text:p>
      <text:p text:style-name="P175"><text:s text:c="4"/>k - length of shingles.</text:p>
      <text:p text:style-name="P176"><text:s text:c="4"/>Returns jaccard similarity of two strings (0:0.5)</text:p>
      <text:p text:style-name="P177"><text:s text:c="4"/>"""</text:p>
      <text:p text:style-name="P178"><text:s text:c="4"/>kshingles_x = extract_kshingles(doc_x, k)</text:p>
      <text:p text:style-name="P179"><text:s text:c="4"/>kshingles_y = extract_kshingles(doc_y, k)</text:p>
      <text:p text:style-name="P180"><text:s text:c="4"/>hashed_shingles_x = list(hash_kshingles(kshingles_x))</text:p>
      <text:p text:style-name="P181"><text:s text:c="4"/>hashed_shingles_y = list(hash_kshingles(kshingles_y))</text:p>
      <text:p text:style-name="P182"><text:s text:c="4"/>union = hashed_shingles_x<text:s/>+ hashed_shingles_y</text:p>
      <text:p text:style-name="P183"><text:s text:c="4"/>intersection = []</text:p>
      <text:p text:style-name="P184"><text:s text:c="4"/>for x in hashed_shingles_x:</text:p>
      <text:p text:style-name="P185"><text:s text:c="8"/>if x in hashed_shingles_y:</text:p>
      <text:p text:style-name="P186"><text:s text:c="12"/>intersection.append(x)</text:p>
      <text:p text:style-name="P187"><text:s text:c="12"/>hashed_shingles_y.remove(x)</text:p>
      <text:p text:style-name="P188"><text:s text:c="4"/>jaccard_similarity = len(intersection) / len(union)</text:p>
      <text:p text:style-name="P189"><text:s text:c="4"/>return jaccard_similarity</text:p>
      <text:p text:style-name="P190"/>
      <text:p text:style-name="P191">def sim_files(file_x, file_y, k):</text:p>
      <text:p text:style-name="P192"><text:s text:c="4"/>"""</text:p>
      <text:p text:style-name="P193"><text:s text:c="4"/>file_x, file_y - documnets files.</text:p>
      <text:p text:style-name="P194"><text:s text:c="4"/>k - length of shingles.</text:p>
      <text:p text:style-name="P195"><text:s text:c="4"/>Returns jaccard similarity of two fils (0:0.5)</text:p>
      <text:p text:style-name="P196"><text:s text:c="4"/>"""</text:p>
      <text:p text:style-name="P197"><text:s text:c="4"/>doc_x, doc_y = "", ""</text:p>
      <text:p text:style-name="P198"><text:s text:c="4"/>with<text:s/>open(os.path.join(PATH_TO_DOCS, file_x), 'r') as doc:</text:p>
      <text:soft-page-break/>
      <text:p text:style-name="P199"><text:s text:c="8"/>doc_x = doc.read()</text:p>
      <text:p text:style-name="P200"><text:s text:c="4"/>with open(os.path.join(PATH_TO_DOCS, file_y), 'r') as doc:</text:p>
      <text:p text:style-name="P201"><text:s text:c="8"/>doc_y = doc.read()</text:p>
      <text:p text:style-name="P202"><text:s text:c="4"/>return sim(doc_x, doc_y, k)</text:p>
      <text:p text:style-name="P203"/>
      <text:p text:style-name="P204">خروجی برنامه</text:p>
      <text:p text:style-name="P205">buckets = {2191515575: ['17', '19'], 3414974309: ['17', '19'], 2380508325: ['1', '16', '15'], 3503431405: ['1', '16', '15']}</text:p>
      <text:p text:style-name="P2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B Lotus" svg:font-family="B Lotus" style:font-family-generic="system"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default-outline-level="1">
      <style:text-propertie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DejaVu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DejaVu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ejaVu Sans"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fo:text-align="end"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fo:text-align="end"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fo:text-align="end"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fo:text-align="end"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4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4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4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4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4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4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4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4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6" style:display-name="WWNum6">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diq</meta:initial-creator>
    <dc:creator>tohid haghighik</dc:creator>
    <meta:creation-date>2019-10-14T13:59:00Z</meta:creation-date>
    <dc:date>2020-12-11T18:57:00Z</dc:date>
    <meta:template xlink:href="Normal.dotm" xlink:type="simple"/>
    <meta:editing-cycles>13</meta:editing-cycles>
    <meta:editing-duration>PT1896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16" meta:word-count="1215" meta:character-count="8131" meta:row-count="57" meta:non-whitespace-character-count="6932"/>
  </office:meta>
</office:document-meta>
</file>